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013cm" table:align="left"/>
    </style:style>
    <style:style style:family="table-column" style:name="Table1.A">
      <style:table-column-properties style:column-width="2.408cm"/>
    </style:style>
    <style:style style:family="table-column" style:name="Table1.B">
      <style:table-column-properties style:column-width="3.281cm"/>
    </style:style>
    <style:style style:family="table-column" style:name="Table1.C">
      <style:table-column-properties style:column-width="2.302cm"/>
    </style:style>
    <style:style style:family="table-column" style:name="Table1.D">
      <style:table-column-properties style:column-width="3.519cm"/>
    </style:style>
    <style:style style:family="table-column" style:name="Table1.E">
      <style:table-column-properties style:column-width="2.778cm"/>
    </style:style>
    <style:style style:family="table-column" style:name="Table1.F">
      <style:table-column-properties style:column-width="2.725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paragraph" style:name="P1" style:parent-style-name="Standard">
      <style:text-properties xmlns:officeooo="http://openoffice.org/2009/office" officeooo:paragraph-rsid="00087b67" officeooo:rsid="00087b67"/>
    </style:style>
    <style:style style:family="paragraph" style:name="P2" style:parent-style-name="Standard">
      <style:paragraph-properties fo:hyphenation-ladder-count="no-limit"/>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3"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6" style:parent-style-name="Standard">
      <style:text-properties xmlns:officeooo="http://openoffice.org/2009/office" fo:font-size="10pt" officeooo:paragraph-rsid="00087b67" officeooo:rsid="00087b67"/>
    </style:style>
    <style:style style:family="paragraph" style:name="P7" style:parent-style-name="Standard">
      <style:text-properties xmlns:officeooo="http://openoffice.org/2009/office" fo:font-size="10pt" officeooo:paragraph-rsid="001faef4" officeooo:rsid="00087b67"/>
    </style:style>
    <style:style style:family="paragraph" style:name="P9"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2"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19" style:parent-style-name="Table_20_Contents">
      <style:paragraph-properties fo:text-align="justify" style:justify-single-word="false"/>
      <style:text-properties xmlns:officeooo="http://openoffice.org/2009/office" fo:font-size="12pt" officeooo:paragraph-rsid="001ab0f6" officeooo:rsid="001ab0f6" style:font-name="Liberation Serif" style:font-name-asian="Droid Sans Fallback" style:font-name-complex="FreeSans" style:font-size-asian="10.5pt" style:font-size-complex="12pt"/>
    </style:style>
    <style:style style:family="text" style:name="T1">
      <style:text-properties fo:font-weight="bold"/>
    </style:style>
    <style:style style:family="text" style:name="T3">
      <style:text-properties fo:font-style="normal" fo:font-weight="bold"/>
    </style:style>
    <style:style style:family="text" style:name="T4">
      <style:text-properties fo:font-style="italic"/>
    </style:style>
    <style:style style:family="text" style:name="T5">
      <style:text-properties fo:font-weight="bold" style:font-weight-asian="bold" style:font-weight-complex="bold" style:text-underline-color="font-color" style:text-underline-style="solid" style:text-underline-width="auto"/>
    </style:style>
    <style:style style:family="text" style:name="T6">
      <style:text-properties style:text-underline-style="none"/>
    </style:style>
    <style:style style:family="text" style:name="T7">
      <style:text-properties xmlns:officeooo="http://openoffice.org/2009/office" officeooo:rsid="0018468e"/>
    </style:style>
    <style:style style:family="text" style:name="T9">
      <style:text-properties xmlns:officeooo="http://openoffice.org/2009/office" officeooo:rsid="001ce4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ewlett-Packard Securities Litigation</text:p>
      <text:p text:style-name="P6">c/o Garden City Group, LLC</text:p>
      <text:p text:style-name="P6">Claims Administrator</text:p>
      <text:p text:style-name="P6">P.O. Box 10056</text:p>
      <text:p text:style-name="P6">Dublin,OH43017-6656</text:p>
      <text:p text:style-name="P6">1-877-782-8059 <text:s/><text:s/><text:s/><text:s/><text:s/><text:s/><text:s/><text:s/><text:s/><text:s/><text:s/><text:s/><text:s/><text:s/><text:s/><text:s/><text:s/><text:s/><text:s/><text:s/><text:s/><text:s/><text:s/><text:s/><text:s/><text:s/><text:s/><text:s/><text:s/><text:s/><text:s/><text:s/><text:s/><text:s/><text:s/><text:s/><text:s/><text:s/><text:s/><text:s/><text:s/><text:s/><text:s/><text:s/><text:s/><text:s/><text:s/></text:p>
      <text:p text:style-name="P7">HPD0104183336<text:tab/><text:tab/></text:p>
      <text:p text:style-name="P7"><text:tab/>&gt;&gt;27713.4000<text:s/></text:p>
      <text:p text:style-name="P6">ABSOLUTE STRATEGIES FUND<text:tab/><text:tab/><text:tab/><text:tab/> <text:s/><text:s/><text:s/></text:p>
      <text:p text:style-name="P6">THREE CANAL PLAZA</text:p>
      <text:p text:style-name="P6">SUITE 600<text:tab/><text:tab/><text:tab/><text:tab/><text:tab/><text:tab/><text:tab/><text:tab/> <text:s/><text:s/><text:s/><text:s/><text:s/><text:s/><text:s/><text:s/><text:s/></text:p>
      <text:p text:style-name="P6">PORTLAND, ME 04101 <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P1"><text:tab/><text:tab/><text:tab/><text:tab/><text:tab/><text:tab/><text:tab/><text:tab/> <text:s/><text:s/><text:s/><text:s/></text:p>
      <text:p text:style-name="P2"><text:s/><text:s/><text:s/><text:s/><text:s/><text:s/><text:s/><text:s/><text:s/><text:s/><text:s/><text:s/><text:s/><text:s/><text:s/><text:s/><text:s/><text:s/><text:s/><text:s/><text:s/><text:tab/><text:tab/><text:tab/><text:tab/><text:tab/><text:tab/><text:tab/><text:tab/><text:tab/> <text:s/><text:s/><text:s/></text:p>
      <text:p text:style-name="P17"><text:span text:style-name="T1">Mailing Date</text:span>: Hewlett-Packard Securities Litigation</text:p>
      <text:p text:style-name="P17"><text:span text:style-name="T1">Response Due Date</text:span>: 42233</text:p>
      <text:p text:style-name="P17"><text:span text:style-name="T1">Claim No</text:span>:10181733</text:p>
      <text:p text:style-name="P17"><text:s/></text:p>
      <text:p text:style-name="P17"><text:span text:style-name="T1">Eligible Securities</text:span>:Hewlett-Packard Common Stock</text:p>
      <text:p text:style-name="P17"/>
      <text:p text:style-name="P17"><text:span text:style-name="T1">Class Period</text:span>: <text:s/>Nov. 22, 2010 through Aug. 18, 2011, inclusive</text:p>
      <text:p text:style-name="P17"/>
      <text:p text:style-name="P5"/>
      <text:p text:style-name="P5">NOTICE OF CONDITIONAL REJECTION OF YOUR ENTIRE CLAIM</text:p>
      <text:p text:style-name="P5"/>
      <text:p text:style-name="P3">Dear Claimant:</text:p>
      <text:p text:style-name="P3">The Claim Form you submitted in the Hewlett-Packard Securities Litigation was processed and conditionally</text:p>
      <text:p text:style-name="P3">rejected in its entirety pursuant to the terms of the Settlement as approved by the Court.The reason(s) for the rejection of your entire claim is on the back of this letter.</text:p>
      <text:p text:style-name="P3"/>
      <text:p text:style-name="P4">NO FURTHER ACTION IS REQUIRED IF YOU AGREE WITH OUR DETERMINATIONS AND/OR DO NOT WISH TO FIX YOUR CLAIM.</text:p>
      <text:p text:style-name="P4"/>
      <text:p text:style-name="P4">TO FIX OR OTHERWISE COMPLETE YOUR CLAIM, PLEASE FOLLOW THE</text:p>
      <text:p text:style-name="P4">DIRECTIONS ON THE BACK OF THIS LETTER.</text:p>
      <text:p text:style-name="P4"/>
      <text:p text:style-name="P3"><text:tab/>If you have any questions regarding this letter, please call the Claims Administrator at 1-877-782-8059 for a detailed description of the reasons your Claim Form has been rejected.</text:p>
      <text:p text:style-name="P3"/>
      <text:p text:style-name="P3">Sincerely,</text:p>
      <text:p text:style-name="P3"/>
      <text:p text:style-name="P3">The Claims Administrator</text:p>
      <text:p text:style-name="P3">Hewlett-Packard Securities Litigation</text:p>
      <text:p text:style-name="P3"/>
      <text:p text:style-name="P3"><text:s/><text:s/><text:s/><text:s/><text:s/><text:s/><text:s/><text:s/><text:s/><text:s/>***<text:span text:style-name="T3">THIS IS THE ONLY NOTICE YOU WILL RECEIVE FOR THIS CLAIM</text:span>***</text:p>
      <text:p text:style-name="P12"><text:span text:style-name="T4">IMPORTANT INFORMATION ABOUT YOUR CLAIM AND THE NEXT STEPS YOU MAY TAKE ARE ON THE BACK OF THIS LETTER. IF YOU HAVE ADDITIONAL QUESTIONS, PLEASE CALL US AT </text:span>1-877-782-8059.</text:p>
      <text:p text:style-name="P12"/>
      <text:p text:style-name="P3"/>
      <text:p text:style-name="P3"/>
      <text:p text:style-name="P3"/>
      <text:p text:style-name="P3"/>
      <text:p text:style-name="P3"><text:soft-page-break/><text:tab/><text:tab/><text:tab/><text:tab/><text:tab/><text:tab/><text:tab/><text:tab/><text:tab/><text:tab/> <text:s/><text:s/><text:s/><text:s/><text:s/><text:s/><text:s/><text:s/><text:s/><text:s/><text:s/><text:s/><text:s/><text:s/><text:s/><text:s/><text:s/><text:s/><text:s/><text:s/><text:s/><text:s/><text:s/><text:s/><text:s/><text:s/><text:s/><text:s/><text:s/><text:s/><text:s/><text:s/><text:s/><text:s/><text:tab/><text:tab/><text:tab/><text:tab/><text:tab/> <text:s/></text:p>
      <text:p text:style-name="P12"><text:span text:style-name="T7">Y</text:span><text:span text:style-name="T6">OU MUST INCLUDE A COPY OF THIS LETTER WITH ANY RESPONSE AND YOU 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3"><text:s/></text:p>
      <text:p text:style-name="P16">PROBLEM(S) WITH YOUR CLAIM:</text:p>
      <text:p text:style-name="P14"/>
      <text:p text:style-name="P11">YOUR CLAIM IS MISSING INFORMATION AND/OR APPROPRIATE SUPPORTING DOCUMENTATION FOR CERTAIN TRANSACTIONS. </text:p>
      <text:p text:style-name="P14">The specific transactions at issue are listed in the chart below. The part of the chart that is blank indicates where information is missing.</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19">Transaction</text:p>
          </table:table-cell>
          <table:table-cell office:value-type="string" table:style-name="Table1.A1">
            <text:p text:style-name="P19">Security</text:p>
          </table:table-cell>
          <table:table-cell office:value-type="string" table:style-name="Table1.A1">
            <text:p text:style-name="P19">Trade Date</text:p>
          </table:table-cell>
          <table:table-cell office:value-type="string" table:style-name="Table1.A1">
            <text:p text:style-name="P19">Number of shares</text:p>
          </table:table-cell>
          <table:table-cell office:value-type="string" table:style-name="Table1.A1">
            <text:p text:style-name="P19">Price per share</text:p>
          </table:table-cell>
          <table:table-cell office:value-type="string" table:style-name="Table1.F1">
            <text:p text:style-name="P19">Net Amount</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HOW TO FIX YOUR CLAIM:</text:p>
      <text:p text:style-name="P15">If there is a blank space in information about the transaction(s) listed above, you must (1) return this letter, (2) fill in the blank spaces above with the missing information (if there is an "XXX" but no blank space, then that information is not needed), <text:span text:style-name="T5">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5">along with</text:span> appropriate supporting documentation.</text:p>
      <text:p text:style-name="P15"><text:span text:style-name="T9"><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span></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style style:family="paragraph" style:name="MP1" style:parent-style-name="Header">
      <style:text-properties xmlns:officeooo="http://openoffice.org/2009/office" officeooo:paragraph-rsid="001ab0f6"/>
    </style:style>
    <style:style style:family="text" style:name="MT1">
      <style:text-properties fo:country="GB" fo:font-size="12pt" fo:font-weight="normal"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line-style="none" style:rel-width="25%" style:width="0.018cm"/>
      </style:page-layout-properties>
      <style:header-style>
        <style:header-footer-properties fo:margin-bottom="0.499cm" fo:min-height="0cm"/>
      </style:header-style>
      <style:footer-style/>
    </style:page-layout>
  </office:automatic-styles>
  <office:master-styles>
    <style:master-page style:name="Standard" style:page-layout-name="Mpm1">
      <style:header>
        <text:p text:style-name="MP1"><text:s text:c="37"/><text:tab/> <text:s text:c="73"/><text:span text:style-name="MT1">Claim No:10181733</text:span><text:tab/></text:p>
      </style:header>
    </style:master-page>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09-21T12:07:39.564Z</dc:date>
    <meta:editing-cycles>62</meta:editing-cycles>
    <meta:generator>WebODF/0.5.7 Mozilla/5.0 (X11; Ubuntu; Linux x86_64; rv:40.0) Gecko/20100101 Firefox/40.0</meta:generator>
    <dc:creator>WebODF-Curious</dc:creator>
  </office:meta>
</office:document-meta>
</file>